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CapaTitulo">Turma da Aventura: Nova Geração — Livro 4 (como Livro 1): Mistério do Triângulo das Bermudas</text:p>
      <text:p text:style-name="CapaSubtitulo">Livro completo com estrutura otimizada para EPUB (≥100 páginas)</text:p>
      <text:p text:style-name="CapaSubtitulo">Autor: Turma da Aventura</text:p>
      <text:p text:style-name="Corpo"/>
      <text:p text:style-name="Corpo">Edição automática gerada em 08/11/2025, 23:41</text:p>
      <text:table-of-content text:name="Sumário" text:protected="true">
        <text:table-of-content-source text:outline-level="2"/>
      </text:table-of-content>
      <text:h text:outline-level="1" text:style-name="Heading_20_1">Capítulo 1: O Portal Dimensional</text:h>
      <text:h text:outline-level="2" text:style-name="Heading_20_2">Tópico 1: Anomalia Detectada</text:h>
      <text:p text:style-name="Corpo">A câmera imaginária acompanha névoa azul-esverdeada cobrindo o horizonte; o ar carrega canto grave de baleias de outra realidade. Jimmy reage com amizade que se fortalece no silêncio. </text:p>
      <text:p text:style-name="Corpo">A câmera imaginária acompanha névoa azul-esverdeada cobrindo o horizonte; o ar carrega eco metálico vindo do nada. Mia reage com coragem hesitante. </text:p>
      <text:p text:style-name="Corpo">Vemos em travelling névoa azul-esverdeada cobrindo o horizonte; o som mistura estalos de madeira molhada. Max reage com amizade que se fortalece no silêncio. </text:p>
      <text:p text:style-name="Corpo">Um plano-sequência revela vento salgado que traz sussurros antigos; o som mistura eco metálico vindo do nada. Mia reage com amizade que se fortalece no silêncio. </text:p>
      <text:p text:style-name="Corpo">Um plano-sequência revela vento salgado que traz sussurros antigos; o ambiente respira murmúrio distante de canhões fantasmas. Jimmy reage com humor que desafia a tempestade. </text:p>
      <text:p text:style-name="Corpo">Vemos em travelling névoa azul-esverdeada cobrindo o horizonte; o som mistura tilintar de cordas tensionadas. Max reage com medo transformado em curiosidade. </text:p>
      <text:p text:style-name="Corpo">A câmera imaginária acompanha ondas que respiram como criaturas vivas; o ambiente respira estalos de madeira molhada. Leo reage com coragem hesitante. </text:p>
      <text:p text:style-name="Corpo">A câmera imaginária acompanha reflexos de múltiplos sóis fragmentando o mar; o ambiente respira eco metálico vindo do nada. Sophie reage com medo transformado em curiosidade. </text:p>
      <text:p text:style-name="Corpo">A câmera imaginária acompanha luz trêmula que dança em escamas invisíveis; o ar carrega estalos de madeira molhada. Íris reage com humor que desafia a tempestade. </text:p>
      <text:p text:style-name="Corpo">Um plano-sequência revela reflexos de múltiplos sóis fragmentando o mar; o ar carrega eco metálico vindo do nada. Will reage com medo transformado em curiosidade. </text:p>
      <text:p text:style-name="Corpo">A câmera imaginária acompanha névoa azul-esverdeada cobrindo o horizonte; o som mistura murmúrio distante de canhões fantasmas. Max reage com medo transformado em curiosidade. </text:p>
      <text:p text:style-name="Dialogo">— Cada aventura começa com uma pergunta. (Will)</text:p>
      <text:p text:style-name="Corpo">A câmera imaginária acompanha névoa azul-esverdeada cobrindo o horizonte; o ambiente respira canto grave de baleias de outra realidade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canto grave de baleias de outra realidade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murmúrio distante de canhões fantasmas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tilintar de cordas tensionadas. Jimmy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canto grave de baleias de outra realidade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canto grave de baleias de outra realidade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som mistura tilintar de cordas tensionad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murmúrio distante de canhões fantasmas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mbiente respira eco metálico vindo do nada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luz trêmula que dança em escamas invisívei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Chegada ao Oceano</text:h>
      <text:p text:style-name="Corpo">A câmera imaginária acompanha reflexos de múltiplos sóis fragmentando o mar; o ar carrega eco metálico vindo do nada. Max reage com vulnerabilidade que revela força. </text:p>
      <text:p text:style-name="Corpo">A câmera imaginária acompanha reflexos de múltiplos sóis fragmentando o mar; o som mistura eco metálico vindo do nada. Mia reage com vulnerabilidade que revela força. </text:p>
      <text:p text:style-name="Corpo">Um plano-sequência revela reflexos de múltiplos sóis fragmentando o mar; o ambiente respira estalos de madeira molhada. Will reage com coragem hesitante. </text:p>
      <text:p text:style-name="Corpo">Vemos em travelling ondas que respiram como criaturas vivas; o som mistura murmúrio distante de canhões fantasmas. Leo reage com vulnerabilidade que revela força. </text:p>
      <text:p text:style-name="Corpo">A câmera imaginária acompanha luz trêmula que dança em escamas invisíveis; o som mistura eco metálico vindo do nada. Will reage com amizade que se fortalece no silêncio. </text:p>
      <text:p text:style-name="Corpo">Um plano-sequência revela luz trêmula que dança em escamas invisíveis; o ar carrega murmúrio distante de canhões fantasmas. Mia reage com medo transformado em curiosidade. </text:p>
      <text:p text:style-name="Corpo">Um plano-sequência revela luz trêmula que dança em escamas invisíveis; o som mistura eco metálico vindo do nada. Max reage com amizade que se fortalece no silêncio. </text:p>
      <text:p text:style-name="Corpo">Vemos em travelling luz trêmula que dança em escamas invisíveis; o ar carrega canto grave de baleias de outra realidade. Jimmy reage com humor que desafia a tempestade. </text:p>
      <text:p text:style-name="Corpo">Vemos em travelling névoa azul-esverdeada cobrindo o horizonte; o som mistura murmúrio distante de canhões fantasmas. Max reage com coragem hesitante. </text:p>
      <text:p text:style-name="Corpo">A câmera imaginária acompanha vento salgado que traz sussurros antigos; o ar carrega murmúrio distante de canhões fantasmas. Leo reage com vulnerabilidade que revela força. </text:p>
      <text:p text:style-name="Corpo">A câmera imaginária acompanha névoa azul-esverdeada cobrindo o horizonte; o ar carrega estalos de madeira molhada. Mia reage com amizade que se fortalece no silêncio. </text:p>
      <text:p text:style-name="Dialogo">— Cada aventura começa com uma pergunta. (Will)</text:p>
      <text:p text:style-name="Corpo">A câmera imaginária acompanha reflexos de múltiplos sóis fragmentando o mar; o som mistura eco metálico vindo do nada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som mistura eco metálico vindo do nada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mbiente respira murmúrio distante de canhões fantasmas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estalos de madeira molhada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estalos de madeira molhada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murmúrio distante de canhões fantasm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som mistura tilintar de cordas tensionadas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tilintar de cordas tensionadas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estalos de madeira molhada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Dentro da Anomalia</text:h>
      <text:p text:style-name="Corpo">A câmera imaginária acompanha ondas que respiram como criaturas vivas; o ambiente respira estalos de madeira molhada. Max reage com vulnerabilidade que revela força. </text:p>
      <text:p text:style-name="Corpo">Um plano-sequência revela vento salgado que traz sussurros antigos; o som mistura eco metálico vindo do nada. Mia reage com coragem hesitante. </text:p>
      <text:p text:style-name="Corpo">Um plano-sequência revela vento salgado que traz sussurros antigos; o ar carrega eco metálico vindo do nada. Sophie reage com medo transformado em curiosidade. </text:p>
      <text:p text:style-name="Corpo">A câmera imaginária acompanha reflexos de múltiplos sóis fragmentando o mar; o som mistura canto grave de baleias de outra realidade. Leo reage com humor que desafia a tempestade. </text:p>
      <text:p text:style-name="Corpo">Um plano-sequência revela reflexos de múltiplos sóis fragmentando o mar; o ambiente respira canto grave de baleias de outra realidade. Mia reage com coragem hesitante. </text:p>
      <text:p text:style-name="Corpo">Vemos em travelling vento salgado que traz sussurros antigos; o ar carrega estalos de madeira molhada. Will reage com coragem hesitante. </text:p>
      <text:p text:style-name="Corpo">A câmera imaginária acompanha vento salgado que traz sussurros antigos; o ambiente respira murmúrio distante de canhões fantasmas. Max reage com medo transformado em curiosidade. </text:p>
      <text:p text:style-name="Corpo">A câmera imaginária acompanha reflexos de múltiplos sóis fragmentando o mar; o ambiente respira murmúrio distante de canhões fantasmas. Will reage com humor que desafia a tempestade. </text:p>
      <text:p text:style-name="Corpo">Um plano-sequência revela reflexos de múltiplos sóis fragmentando o mar; o ar carrega eco metálico vindo do nada. Íris reage com coragem hesitante. </text:p>
      <text:p text:style-name="Corpo">Um plano-sequência revela reflexos de múltiplos sóis fragmentando o mar; o ar carrega estalos de madeira molhada. Jimmy reage com amizade que se fortalece no silêncio. </text:p>
      <text:p text:style-name="Corpo">A câmera imaginária acompanha névoa azul-esverdeada cobrindo o horizonte; o ar carrega eco metálico vindo do nada. Leo reage com amizade que se fortalece no silêncio. </text:p>
      <text:p text:style-name="Dialogo">— Cada aventura começa com uma pergunta. (Will)</text:p>
      <text:p text:style-name="Corpo">Vemos em travelling vento salgado que traz sussurros antigos; o som mistura canto grave de baleias de outra realidade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tilintar de cordas tensionadas. Jimmy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tilintar de cordas tensionadas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canto grave de baleias de outra realidade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r carrega tilintar de cordas tensionadas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murmúrio distante de canhões fantasm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r carrega murmúrio distante de canhões fantasmas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estalos de madeira molhada. Mia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estalos de madeira molhada. Mia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luz trêmula que dança em escamas invisívei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2: Náufragos Fantasmas</text:h>
      <text:h text:outline-level="2" text:style-name="Heading_20_2">Tópico 1: Encontro com o Almirante</text:h>
      <text:p text:style-name="Corpo">A câmera imaginária acompanha névoa azul-esverdeada cobrindo o horizonte; o ambiente respira murmúrio distante de canhões fantasmas. Leo reage com vulnerabilidade que revela força. </text:p>
      <text:p text:style-name="Corpo">A câmera imaginária acompanha névoa azul-esverdeada cobrindo o horizonte; o ar carrega tilintar de cordas tensionadas. Leo reage com medo transformado em curiosidade. </text:p>
      <text:p text:style-name="Corpo">Vemos em travelling luz trêmula que dança em escamas invisíveis; o ar carrega eco metálico vindo do nada. Jimmy reage com coragem hesitante. </text:p>
      <text:p text:style-name="Corpo">Um plano-sequência revela ondas que respiram como criaturas vivas; o ambiente respira estalos de madeira molhada. Sophie reage com humor que desafia a tempestade. </text:p>
      <text:p text:style-name="Corpo">Um plano-sequência revela vento salgado que traz sussurros antigos; o ar carrega murmúrio distante de canhões fantasmas. Will reage com medo transformado em curiosidade. </text:p>
      <text:p text:style-name="Corpo">A câmera imaginária acompanha reflexos de múltiplos sóis fragmentando o mar; o ar carrega canto grave de baleias de outra realidade. Sophie reage com coragem hesitante. </text:p>
      <text:p text:style-name="Corpo">Vemos em travelling vento salgado que traz sussurros antigos; o ambiente respira tilintar de cordas tensionadas. Jimmy reage com medo transformado em curiosidade. </text:p>
      <text:p text:style-name="Corpo">Um plano-sequência revela reflexos de múltiplos sóis fragmentando o mar; o ar carrega murmúrio distante de canhões fantasmas. Sophie reage com amizade que se fortalece no silêncio. </text:p>
      <text:p text:style-name="Corpo">Um plano-sequência revela luz trêmula que dança em escamas invisíveis; o ar carrega murmúrio distante de canhões fantasmas. Sophie reage com vulnerabilidade que revela força. </text:p>
      <text:p text:style-name="Corpo">Vemos em travelling luz trêmula que dança em escamas invisíveis; o ar carrega estalos de madeira molhada. Max reage com medo transformado em curiosidade. </text:p>
      <text:p text:style-name="Corpo">A câmera imaginária acompanha luz trêmula que dança em escamas invisíveis; o ar carrega eco metálico vindo do nada. Leo reage com medo transformado em curiosidade. </text:p>
      <text:p text:style-name="Dialogo">— Cada aventura começa com uma pergunta. (Will)</text:p>
      <text:p text:style-name="Corpo">Vemos em travelling luz trêmula que dança em escamas invisíveis; o ar carrega murmúrio distante de canhões fantasmas. Sophie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estalos de madeira molhada. Sophie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mbiente respira estalos de madeira molh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murmúrio distante de canhões fantasmas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r carrega estalos de madeira molhada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tilintar de cordas tensionad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estalos de madeira molh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eco metálico vindo do nada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som mistura tilintar de cordas tensionad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Vemos em travelling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Investigação dos Náufragos</text:h>
      <text:p text:style-name="Corpo">Vemos em travelling luz trêmula que dança em escamas invisíveis; o ambiente respira eco metálico vindo do nada. Will reage com humor que desafia a tempestade. </text:p>
      <text:p text:style-name="Corpo">A câmera imaginária acompanha ondas que respiram como criaturas vivas; o ambiente respira tilintar de cordas tensionadas. Sophie reage com vulnerabilidade que revela força. </text:p>
      <text:p text:style-name="Corpo">A câmera imaginária acompanha vento salgado que traz sussurros antigos; o ambiente respira tilintar de cordas tensionadas. Jimmy reage com coragem hesitante. </text:p>
      <text:p text:style-name="Corpo">Vemos em travelling luz trêmula que dança em escamas invisíveis; o ambiente respira eco metálico vindo do nada. Leo reage com vulnerabilidade que revela força. </text:p>
      <text:p text:style-name="Corpo">Um plano-sequência revela ondas que respiram como criaturas vivas; o ambiente respira murmúrio distante de canhões fantasmas. Íris reage com medo transformado em curiosidade. </text:p>
      <text:p text:style-name="Corpo">Vemos em travelling névoa azul-esverdeada cobrindo o horizonte; o ambiente respira canto grave de baleias de outra realidade. Sophie reage com humor que desafia a tempestade. </text:p>
      <text:p text:style-name="Corpo">A câmera imaginária acompanha luz trêmula que dança em escamas invisíveis; o som mistura eco metálico vindo do nada. Jimmy reage com vulnerabilidade que revela força. </text:p>
      <text:p text:style-name="Corpo">Vemos em travelling vento salgado que traz sussurros antigos; o ar carrega estalos de madeira molhada. Will reage com coragem hesitante. </text:p>
      <text:p text:style-name="Corpo">Vemos em travelling ondas que respiram como criaturas vivas; o ambiente respira murmúrio distante de canhões fantasmas. Jimmy reage com coragem hesitante. </text:p>
      <text:p text:style-name="Corpo">Vemos em travelling reflexos de múltiplos sóis fragmentando o mar; o som mistura tilintar de cordas tensionadas. Leo reage com medo transformado em curiosidade. </text:p>
      <text:p text:style-name="Corpo">Vemos em travelling reflexos de múltiplos sóis fragmentando o mar; o ambiente respira canto grave de baleias de outra realidade. Leo reage com coragem hesitante. </text:p>
      <text:p text:style-name="Dialogo">— Cada aventura começa com uma pergunta. (Will)</text:p>
      <text:p text:style-name="Corpo">A câmera imaginária acompanha vento salgado que traz sussurros antigos; o som mistura canto grave de baleias de outra realidade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som mistura murmúrio distante de canhões fantasmas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murmúrio distante de canhões fantasmas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murmúrio distante de canhões fantasm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eco metálico vindo do nada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canto grave de baleias de outra realidade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tilintar de cordas tensionadas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murmúrio distante de canhões fantasmas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som mistura eco metálico vindo do nada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Fuga do Navio</text:h>
      <text:p text:style-name="Corpo">Vemos em travelling reflexos de múltiplos sóis fragmentando o mar; o som mistura tilintar de cordas tensionadas. Jimmy reage com medo transformado em curiosidade. </text:p>
      <text:p text:style-name="Corpo">Vemos em travelling ondas que respiram como criaturas vivas; o ambiente respira canto grave de baleias de outra realidade. Mia reage com medo transformado em curiosidade. </text:p>
      <text:p text:style-name="Corpo">Um plano-sequência revela reflexos de múltiplos sóis fragmentando o mar; o ar carrega estalos de madeira molhada. Leo reage com vulnerabilidade que revela força. </text:p>
      <text:p text:style-name="Corpo">A câmera imaginária acompanha ondas que respiram como criaturas vivas; o ar carrega tilintar de cordas tensionadas. Mia reage com humor que desafia a tempestade. </text:p>
      <text:p text:style-name="Corpo">A câmera imaginária acompanha luz trêmula que dança em escamas invisíveis; o ar carrega tilintar de cordas tensionadas. Max reage com humor que desafia a tempestade. </text:p>
      <text:p text:style-name="Corpo">A câmera imaginária acompanha névoa azul-esverdeada cobrindo o horizonte; o ambiente respira murmúrio distante de canhões fantasmas. Íris reage com humor que desafia a tempestade. </text:p>
      <text:p text:style-name="Corpo">A câmera imaginária acompanha reflexos de múltiplos sóis fragmentando o mar; o ar carrega eco metálico vindo do nada. Jimmy reage com medo transformado em curiosidade. </text:p>
      <text:p text:style-name="Corpo">Um plano-sequência revela vento salgado que traz sussurros antigos; o ambiente respira tilintar de cordas tensionadas. Sophie reage com vulnerabilidade que revela força. </text:p>
      <text:p text:style-name="Corpo">Vemos em travelling luz trêmula que dança em escamas invisíveis; o ambiente respira canto grave de baleias de outra realidade. Leo reage com medo transformado em curiosidade. </text:p>
      <text:p text:style-name="Corpo">A câmera imaginária acompanha ondas que respiram como criaturas vivas; o ambiente respira estalos de madeira molhada. Mia reage com vulnerabilidade que revela força. </text:p>
      <text:p text:style-name="Corpo">Um plano-sequência revela ondas que respiram como criaturas vivas; o som mistura murmúrio distante de canhões fantasmas. Íris reage com humor que desafia a tempestade. </text:p>
      <text:p text:style-name="Dialogo">— Cada aventura começa com uma pergunta. (Will)</text:p>
      <text:p text:style-name="Corpo">Um plano-sequência revela vento salgado que traz sussurros antigos; o ar carrega eco metálico vindo do nada. Leo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canto grave de baleias de outra realidade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canto grave de baleias de outra realidade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murmúrio distante de canhões fantasmas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mbiente respira tilintar de cordas tensionadas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canto grave de baleias de outra realidade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estalos de madeira molhada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murmúrio distante de canhões fantasmas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som mistura eco metálico vindo do nada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3: Tempestade Misteriosa</text:h>
      <text:h text:outline-level="2" text:style-name="Heading_20_2">Tópico 1: Fúria dos Elementos</text:h>
      <text:p text:style-name="Corpo">Um plano-sequência revela ondas que respiram como criaturas vivas; o ambiente respira eco metálico vindo do nada. Will reage com amizade que se fortalece no silêncio. </text:p>
      <text:p text:style-name="Corpo">A câmera imaginária acompanha vento salgado que traz sussurros antigos; o som mistura murmúrio distante de canhões fantasmas. Sophie reage com medo transformado em curiosidade. </text:p>
      <text:p text:style-name="Corpo">A câmera imaginária acompanha névoa azul-esverdeada cobrindo o horizonte; o som mistura murmúrio distante de canhões fantasmas. Íris reage com medo transformado em curiosidade. </text:p>
      <text:p text:style-name="Corpo">Um plano-sequência revela vento salgado que traz sussurros antigos; o ambiente respira tilintar de cordas tensionadas. Max reage com coragem hesitante. </text:p>
      <text:p text:style-name="Corpo">Um plano-sequência revela reflexos de múltiplos sóis fragmentando o mar; o ar carrega tilintar de cordas tensionadas. Sophie reage com medo transformado em curiosidade. </text:p>
      <text:p text:style-name="Corpo">Um plano-sequência revela luz trêmula que dança em escamas invisíveis; o ambiente respira estalos de madeira molhada. Max reage com vulnerabilidade que revela força. </text:p>
      <text:p text:style-name="Corpo">Vemos em travelling reflexos de múltiplos sóis fragmentando o mar; o ar carrega canto grave de baleias de outra realidade. Will reage com coragem hesitante. </text:p>
      <text:p text:style-name="Corpo">A câmera imaginária acompanha vento salgado que traz sussurros antigos; o ar carrega estalos de madeira molhada. Will reage com medo transformado em curiosidade. </text:p>
      <text:p text:style-name="Corpo">A câmera imaginária acompanha ondas que respiram como criaturas vivas; o ambiente respira eco metálico vindo do nada. Max reage com humor que desafia a tempestade. </text:p>
      <text:p text:style-name="Corpo">A câmera imaginária acompanha vento salgado que traz sussurros antigos; o ambiente respira tilintar de cordas tensionadas. Leo reage com coragem hesitante. </text:p>
      <text:p text:style-name="Corpo">Vemos em travelling luz trêmula que dança em escamas invisíveis; o ambiente respira canto grave de baleias de outra realidade. Sophie reage com coragem hesitante. </text:p>
      <text:p text:style-name="Dialogo">— Cada aventura começa com uma pergunta. (Will)</text:p>
      <text:p text:style-name="Corpo">A câmera imaginária acompanha reflexos de múltiplos sóis fragmentando o mar; o ambiente respira tilintar de cordas tensionadas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som mistura tilintar de cordas tensionadas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tilintar de cordas tensionadas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mbiente respira tilintar de cordas tensionadas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tilintar de cordas tensionad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eco metálico vindo do nada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som mistura estalos de madeira molhada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eco metálico vindo do nada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som mistura estalos de madeira molhada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A câmera imaginária acompanha ondas que respiram como criaturas viva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Refúgio Temporário</text:h>
      <text:p text:style-name="Corpo">Vemos em travelling reflexos de múltiplos sóis fragmentando o mar; o som mistura murmúrio distante de canhões fantasmas. Sophie reage com vulnerabilidade que revela força. </text:p>
      <text:p text:style-name="Corpo">A câmera imaginária acompanha luz trêmula que dança em escamas invisíveis; o som mistura canto grave de baleias de outra realidade. Sophie reage com humor que desafia a tempestade. </text:p>
      <text:p text:style-name="Corpo">Vemos em travelling luz trêmula que dança em escamas invisíveis; o ar carrega murmúrio distante de canhões fantasmas. Jimmy reage com humor que desafia a tempestade. </text:p>
      <text:p text:style-name="Corpo">A câmera imaginária acompanha vento salgado que traz sussurros antigos; o ar carrega canto grave de baleias de outra realidade. Will reage com coragem hesitante. </text:p>
      <text:p text:style-name="Corpo">Vemos em travelling névoa azul-esverdeada cobrindo o horizonte; o ar carrega tilintar de cordas tensionadas. Íris reage com coragem hesitante. </text:p>
      <text:p text:style-name="Corpo">A câmera imaginária acompanha luz trêmula que dança em escamas invisíveis; o ar carrega murmúrio distante de canhões fantasmas. Jimmy reage com coragem hesitante. </text:p>
      <text:p text:style-name="Corpo">Vemos em travelling reflexos de múltiplos sóis fragmentando o mar; o ar carrega tilintar de cordas tensionadas. Sophie reage com coragem hesitante. </text:p>
      <text:p text:style-name="Corpo">Vemos em travelling vento salgado que traz sussurros antigos; o ambiente respira canto grave de baleias de outra realidade. Íris reage com humor que desafia a tempestade. </text:p>
      <text:p text:style-name="Corpo">Um plano-sequência revela névoa azul-esverdeada cobrindo o horizonte; o ar carrega estalos de madeira molhada. Íris reage com amizade que se fortalece no silêncio. </text:p>
      <text:p text:style-name="Corpo">Um plano-sequência revela reflexos de múltiplos sóis fragmentando o mar; o som mistura estalos de madeira molhada. Jimmy reage com humor que desafia a tempestade. </text:p>
      <text:p text:style-name="Corpo">Um plano-sequência revela névoa azul-esverdeada cobrindo o horizonte; o ambiente respira murmúrio distante de canhões fantasmas. Will reage com medo transformado em curiosidade. </text:p>
      <text:p text:style-name="Dialogo">— Cada aventura começa com uma pergunta. (Will)</text:p>
      <text:p text:style-name="Corpo">A câmera imaginária acompanha reflexos de múltiplos sóis fragmentando o mar; o som mistura canto grave de baleias de outra realidade. Will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eco metálico vindo do nada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som mistura murmúrio distante de canhões fantasmas. Max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r carrega murmúrio distante de canhões fantasmas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canto grave de baleias de outra realidade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canto grave de baleias de outra realidade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eco metálico vindo do nada. Mia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mbiente respira canto grave de baleias de outra realidade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som mistura tilintar de cordas tensionadas. Sophie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Plano de Escape</text:h>
      <text:p text:style-name="Corpo">Um plano-sequência revela vento salgado que traz sussurros antigos; o ambiente respira murmúrio distante de canhões fantasmas. Leo reage com medo transformado em curiosidade. </text:p>
      <text:p text:style-name="Corpo">Vemos em travelling reflexos de múltiplos sóis fragmentando o mar; o ar carrega canto grave de baleias de outra realidade. Íris reage com coragem hesitante. </text:p>
      <text:p text:style-name="Corpo">A câmera imaginária acompanha ondas que respiram como criaturas vivas; o som mistura tilintar de cordas tensionadas. Sophie reage com vulnerabilidade que revela força. </text:p>
      <text:p text:style-name="Corpo">A câmera imaginária acompanha luz trêmula que dança em escamas invisíveis; o som mistura canto grave de baleias de outra realidade. Leo reage com vulnerabilidade que revela força. </text:p>
      <text:p text:style-name="Corpo">Vemos em travelling reflexos de múltiplos sóis fragmentando o mar; o ar carrega canto grave de baleias de outra realidade. Will reage com vulnerabilidade que revela força. </text:p>
      <text:p text:style-name="Corpo">Um plano-sequência revela reflexos de múltiplos sóis fragmentando o mar; o som mistura murmúrio distante de canhões fantasmas. Sophie reage com humor que desafia a tempestade. </text:p>
      <text:p text:style-name="Corpo">Um plano-sequência revela vento salgado que traz sussurros antigos; o ambiente respira eco metálico vindo do nada. Will reage com amizade que se fortalece no silêncio. </text:p>
      <text:p text:style-name="Corpo">A câmera imaginária acompanha luz trêmula que dança em escamas invisíveis; o ar carrega canto grave de baleias de outra realidade. Jimmy reage com humor que desafia a tempestade. </text:p>
      <text:p text:style-name="Corpo">A câmera imaginária acompanha névoa azul-esverdeada cobrindo o horizonte; o som mistura canto grave de baleias de outra realidade. Will reage com humor que desafia a tempestade. </text:p>
      <text:p text:style-name="Corpo">A câmera imaginária acompanha ondas que respiram como criaturas vivas; o ar carrega murmúrio distante de canhões fantasmas. Will reage com humor que desafia a tempestade. </text:p>
      <text:p text:style-name="Dialogo">— Cada aventura começa com uma pergunta. (Will)</text:p>
      <text:p text:style-name="Corpo">Vemos em travelling vento salgado que traz sussurros antigos; o ambiente respira eco metálico vindo do nada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eco metálico vindo do nada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tilintar de cordas tensionadas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canto grave de baleias de outra realidade. Mia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mbiente respira canto grave de baleias de outra realidade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murmúrio distante de canhões fantasm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murmúrio distante de canhões fantasm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eco metálico vindo do nada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eco metálico vindo do nada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ondas que respiram como criaturas viva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4: Dimensão Paralela</text:h>
      <text:h text:outline-level="2" text:style-name="Heading_20_2">Tópico 1: Mergulho no Vórtice</text:h>
      <text:p text:style-name="Corpo">Vemos em travelling luz trêmula que dança em escamas invisíveis; o ambiente respira estalos de madeira molhada. Will reage com humor que desafia a tempestade. </text:p>
      <text:p text:style-name="Corpo">Vemos em travelling névoa azul-esverdeada cobrindo o horizonte; o som mistura canto grave de baleias de outra realidade. Jimmy reage com vulnerabilidade que revela força. </text:p>
      <text:p text:style-name="Corpo">A câmera imaginária acompanha ondas que respiram como criaturas vivas; o ambiente respira eco metálico vindo do nada. Mia reage com vulnerabilidade que revela força. </text:p>
      <text:p text:style-name="Corpo">Um plano-sequência revela reflexos de múltiplos sóis fragmentando o mar; o ambiente respira eco metálico vindo do nada. Max reage com vulnerabilidade que revela força. </text:p>
      <text:p text:style-name="Corpo">Vemos em travelling vento salgado que traz sussurros antigos; o ar carrega tilintar de cordas tensionadas. Leo reage com coragem hesitante. </text:p>
      <text:p text:style-name="Corpo">Um plano-sequência revela névoa azul-esverdeada cobrindo o horizonte; o ar carrega eco metálico vindo do nada. Íris reage com amizade que se fortalece no silêncio. </text:p>
      <text:p text:style-name="Corpo">Vemos em travelling ondas que respiram como criaturas vivas; o ambiente respira canto grave de baleias de outra realidade. Sophie reage com humor que desafia a tempestade. </text:p>
      <text:p text:style-name="Corpo">Vemos em travelling névoa azul-esverdeada cobrindo o horizonte; o ambiente respira tilintar de cordas tensionadas. Sophie reage com medo transformado em curiosidade. </text:p>
      <text:p text:style-name="Corpo">Vemos em travelling reflexos de múltiplos sóis fragmentando o mar; o som mistura tilintar de cordas tensionadas. Jimmy reage com coragem hesitante. </text:p>
      <text:p text:style-name="Corpo">A câmera imaginária acompanha névoa azul-esverdeada cobrindo o horizonte; o ambiente respira estalos de madeira molhada. Will reage com medo transformado em curiosidade. </text:p>
      <text:p text:style-name="Corpo">A câmera imaginária acompanha vento salgado que traz sussurros antigos; o som mistura eco metálico vindo do nada. Íris reage com vulnerabilidade que revela força. </text:p>
      <text:p text:style-name="Dialogo">— Cada aventura começa com uma pergunta. (Will)</text:p>
      <text:p text:style-name="Corpo">Vemos em travelling névoa azul-esverdeada cobrindo o horizonte; o ambiente respira canto grave de baleias de outra realidade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eco metálico vindo do nada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r carrega murmúrio distante de canhões fantasmas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canto grave de baleias de outra realidade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murmúrio distante de canhões fantasmas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r carrega eco metálico vindo do nada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som mistura murmúrio distante de canhões fantasmas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mbiente respira estalos de madeira molhada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r carrega tilintar de cordas tensionadas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névoa azul-esverdeada cobrindo o horizonte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Labirinto Temporal</text:h>
      <text:p text:style-name="Corpo">Um plano-sequência revela vento salgado que traz sussurros antigos; o ambiente respira eco metálico vindo do nada. Jimmy reage com medo transformado em curiosidade. </text:p>
      <text:p text:style-name="Corpo">A câmera imaginária acompanha luz trêmula que dança em escamas invisíveis; o ar carrega estalos de madeira molhada. Will reage com coragem hesitante. </text:p>
      <text:p text:style-name="Corpo">Vemos em travelling ondas que respiram como criaturas vivas; o som mistura canto grave de baleias de outra realidade. Mia reage com medo transformado em curiosidade. </text:p>
      <text:p text:style-name="Corpo">A câmera imaginária acompanha névoa azul-esverdeada cobrindo o horizonte; o ambiente respira tilintar de cordas tensionadas. Leo reage com amizade que se fortalece no silêncio. </text:p>
      <text:p text:style-name="Corpo">Vemos em travelling vento salgado que traz sussurros antigos; o ar carrega murmúrio distante de canhões fantasmas. Mia reage com vulnerabilidade que revela força. </text:p>
      <text:p text:style-name="Corpo">Um plano-sequência revela reflexos de múltiplos sóis fragmentando o mar; o som mistura tilintar de cordas tensionadas. Max reage com coragem hesitante. </text:p>
      <text:p text:style-name="Corpo">A câmera imaginária acompanha luz trêmula que dança em escamas invisíveis; o som mistura canto grave de baleias de outra realidade. Sophie reage com vulnerabilidade que revela força. </text:p>
      <text:p text:style-name="Corpo">Um plano-sequência revela luz trêmula que dança em escamas invisíveis; o ar carrega tilintar de cordas tensionadas. Sophie reage com medo transformado em curiosidade. </text:p>
      <text:p text:style-name="Corpo">Vemos em travelling névoa azul-esverdeada cobrindo o horizonte; o ambiente respira murmúrio distante de canhões fantasmas. Will reage com vulnerabilidade que revela força. </text:p>
      <text:p text:style-name="Corpo">Um plano-sequência revela reflexos de múltiplos sóis fragmentando o mar; o som mistura tilintar de cordas tensionadas. Sophie reage com coragem hesitante. </text:p>
      <text:p text:style-name="Corpo">Vemos em travelling vento salgado que traz sussurros antigos; o ambiente respira eco metálico vindo do nada. Mia reage com coragem hesitante. </text:p>
      <text:p text:style-name="Dialogo">— Cada aventura começa com uma pergunta. (Will)</text:p>
      <text:p text:style-name="Corpo">Vemos em travelling reflexos de múltiplos sóis fragmentando o mar; o som mistura canto grave de baleias de outra realidade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eco metálico vindo do nada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r carrega murmúrio distante de canhões fantasmas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murmúrio distante de canhões fantasm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tilintar de cordas tensionad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mbiente respira eco metálico vindo do nada. Íris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som mistura tilintar de cordas tensionadas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mbiente respira eco metálico vindo do n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tilintar de cordas tensionadas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névoa azul-esverdeada cobrindo o horizonte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Verdade Revelada</text:h>
      <text:p text:style-name="Corpo">Vemos em travelling luz trêmula que dança em escamas invisíveis; o ambiente respira canto grave de baleias de outra realidade. Leo reage com vulnerabilidade que revela força. </text:p>
      <text:p text:style-name="Corpo">Um plano-sequência revela reflexos de múltiplos sóis fragmentando o mar; o som mistura canto grave de baleias de outra realidade. Will reage com coragem hesitante. </text:p>
      <text:p text:style-name="Corpo">Um plano-sequência revela luz trêmula que dança em escamas invisíveis; o ambiente respira canto grave de baleias de outra realidade. Max reage com vulnerabilidade que revela força. </text:p>
      <text:p text:style-name="Corpo">A câmera imaginária acompanha reflexos de múltiplos sóis fragmentando o mar; o som mistura eco metálico vindo do nada. Íris reage com amizade que se fortalece no silêncio. </text:p>
      <text:p text:style-name="Corpo">Vemos em travelling luz trêmula que dança em escamas invisíveis; o som mistura eco metálico vindo do nada. Leo reage com coragem hesitante. </text:p>
      <text:p text:style-name="Corpo">Um plano-sequência revela luz trêmula que dança em escamas invisíveis; o ar carrega canto grave de baleias de outra realidade. Leo reage com amizade que se fortalece no silêncio. </text:p>
      <text:p text:style-name="Corpo">Um plano-sequência revela vento salgado que traz sussurros antigos; o som mistura tilintar de cordas tensionadas. Jimmy reage com vulnerabilidade que revela força. </text:p>
      <text:p text:style-name="Corpo">A câmera imaginária acompanha reflexos de múltiplos sóis fragmentando o mar; o ambiente respira murmúrio distante de canhões fantasmas. Leo reage com amizade que se fortalece no silêncio. </text:p>
      <text:p text:style-name="Corpo">Vemos em travelling ondas que respiram como criaturas vivas; o som mistura murmúrio distante de canhões fantasmas. Leo reage com amizade que se fortalece no silêncio. </text:p>
      <text:p text:style-name="Corpo">Vemos em travelling névoa azul-esverdeada cobrindo o horizonte; o ar carrega eco metálico vindo do nada. Will reage com vulnerabilidade que revela força. </text:p>
      <text:p text:style-name="Corpo">Um plano-sequência revela reflexos de múltiplos sóis fragmentando o mar; o ar carrega murmúrio distante de canhões fantasmas. Will reage com vulnerabilidade que revela força. </text:p>
      <text:p text:style-name="Dialogo">— Cada aventura começa com uma pergunta. (Will)</text:p>
      <text:p text:style-name="Corpo">A câmera imaginária acompanha ondas que respiram como criaturas vivas; o som mistura eco metálico vindo do nada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mbiente respira canto grave de baleias de outra realidade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tilintar de cordas tensionadas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murmúrio distante de canhões fantasmas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mbiente respira canto grave de baleias de outra realidade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som mistura murmúrio distante de canhões fantasmas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tilintar de cordas tensionadas. Mia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canto grave de baleias de outra realidade. Max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eco metálico vindo do nada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névoa azul-esverdeada cobrindo o horizonte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5: Mistério dos Relógios</text:h>
      <text:h text:outline-level="2" text:style-name="Heading_20_2">Tópico 1: Enigmas Temporais</text:h>
      <text:p text:style-name="Corpo">Vemos em travelling ondas que respiram como criaturas vivas; o ambiente respira estalos de madeira molhada. Will reage com coragem hesitante. </text:p>
      <text:p text:style-name="Corpo">Vemos em travelling vento salgado que traz sussurros antigos; o ambiente respira estalos de madeira molhada. Mia reage com coragem hesitante. </text:p>
      <text:p text:style-name="Corpo">Vemos em travelling vento salgado que traz sussurros antigos; o ar carrega estalos de madeira molhada. Íris reage com vulnerabilidade que revela força. </text:p>
      <text:p text:style-name="Corpo">A câmera imaginária acompanha ondas que respiram como criaturas vivas; o ambiente respira tilintar de cordas tensionadas. Max reage com coragem hesitante. </text:p>
      <text:p text:style-name="Corpo">Vemos em travelling ondas que respiram como criaturas vivas; o ar carrega tilintar de cordas tensionadas. Max reage com amizade que se fortalece no silêncio. </text:p>
      <text:p text:style-name="Corpo">Um plano-sequência revela névoa azul-esverdeada cobrindo o horizonte; o ar carrega canto grave de baleias de outra realidade. Jimmy reage com coragem hesitante. </text:p>
      <text:p text:style-name="Corpo">Um plano-sequência revela vento salgado que traz sussurros antigos; o ar carrega eco metálico vindo do nada. Max reage com coragem hesitante. </text:p>
      <text:p text:style-name="Corpo">Vemos em travelling névoa azul-esverdeada cobrindo o horizonte; o ar carrega tilintar de cordas tensionadas. Sophie reage com medo transformado em curiosidade. </text:p>
      <text:p text:style-name="Corpo">Um plano-sequência revela névoa azul-esverdeada cobrindo o horizonte; o ambiente respira estalos de madeira molhada. Leo reage com medo transformado em curiosidade. </text:p>
      <text:p text:style-name="Corpo">Um plano-sequência revela névoa azul-esverdeada cobrindo o horizonte; o ar carrega canto grave de baleias de outra realidade. Mia reage com amizade que se fortalece no silêncio. </text:p>
      <text:p text:style-name="Corpo">Vemos em travelling vento salgado que traz sussurros antigos; o ambiente respira murmúrio distante de canhões fantasmas. Will reage com humor que desafia a tempestade. </text:p>
      <text:p text:style-name="Corpo">Vemos em travelling ondas que respiram como criaturas vivas; o som mistura estalos de madeira molhada. Jimmy reage com humor que desafia a tempestade. </text:p>
      <text:p text:style-name="Dialogo">— Cada aventura começa com uma pergunta. (Will)</text:p>
      <text:p text:style-name="Corpo">Vemos em travelling ondas que respiram como criaturas vivas; o som mistura murmúrio distante de canhões fantasmas. Will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eco metálico vindo do nada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canto grave de baleias de outra realidade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mbiente respira estalos de madeira molhada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canto grave de baleias de outra realidade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mbiente respira eco metálico vindo do nada. Sophie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som mistura tilintar de cordas tensionadas. Íris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mbiente respira canto grave de baleias de outra realidade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mbiente respira tilintar de cordas tensionad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luz trêmula que dança em escamas invisívei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Corrida Contra o Tempo</text:h>
      <text:p text:style-name="Corpo">A câmera imaginária acompanha vento salgado que traz sussurros antigos; o ambiente respira tilintar de cordas tensionadas. Max reage com medo transformado em curiosidade. </text:p>
      <text:p text:style-name="Corpo">Vemos em travelling ondas que respiram como criaturas vivas; o som mistura estalos de madeira molhada. Jimmy reage com amizade que se fortalece no silêncio. </text:p>
      <text:p text:style-name="Corpo">Um plano-sequência revela luz trêmula que dança em escamas invisíveis; o ar carrega estalos de madeira molhada. Sophie reage com medo transformado em curiosidade. </text:p>
      <text:p text:style-name="Corpo">Vemos em travelling luz trêmula que dança em escamas invisíveis; o som mistura eco metálico vindo do nada. Íris reage com medo transformado em curiosidade. </text:p>
      <text:p text:style-name="Corpo">Vemos em travelling ondas que respiram como criaturas vivas; o som mistura murmúrio distante de canhões fantasmas. Jimmy reage com coragem hesitante. </text:p>
      <text:p text:style-name="Corpo">A câmera imaginária acompanha luz trêmula que dança em escamas invisíveis; o som mistura canto grave de baleias de outra realidade. Sophie reage com medo transformado em curiosidade. </text:p>
      <text:p text:style-name="Corpo">A câmera imaginária acompanha vento salgado que traz sussurros antigos; o ar carrega canto grave de baleias de outra realidade. Jimmy reage com medo transformado em curiosidade. </text:p>
      <text:p text:style-name="Corpo">A câmera imaginária acompanha ondas que respiram como criaturas vivas; o ambiente respira eco metálico vindo do nada. Íris reage com amizade que se fortalece no silêncio. </text:p>
      <text:p text:style-name="Corpo">A câmera imaginária acompanha ondas que respiram como criaturas vivas; o som mistura tilintar de cordas tensionadas. Will reage com coragem hesitante. </text:p>
      <text:p text:style-name="Corpo">Um plano-sequência revela vento salgado que traz sussurros antigos; o ambiente respira tilintar de cordas tensionadas. Leo reage com vulnerabilidade que revela força. </text:p>
      <text:p text:style-name="Corpo">Um plano-sequência revela névoa azul-esverdeada cobrindo o horizonte; o som mistura canto grave de baleias de outra realidade. Mia reage com humor que desafia a tempestade. </text:p>
      <text:p text:style-name="Dialogo">— Cada aventura começa com uma pergunta. (Will)</text:p>
      <text:p text:style-name="Corpo">Um plano-sequência revela luz trêmula que dança em escamas invisíveis; o ar carrega tilintar de cordas tensionadas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canto grave de baleias de outra realidade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murmúrio distante de canhões fantasmas. Sophie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som mistura tilintar de cordas tensionadas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murmúrio distante de canhões fantasmas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murmúrio distante de canhões fantasmas. Mia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mbiente respira murmúrio distante de canhões fantasmas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eco metálico vindo do nada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eco metálico vindo do n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A câmera imaginária acompanha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Sincronização</text:h>
      <text:p text:style-name="Corpo">Um plano-sequência revela reflexos de múltiplos sóis fragmentando o mar; o ar carrega canto grave de baleias de outra realidade. Íris reage com humor que desafia a tempestade. </text:p>
      <text:p text:style-name="Corpo">Vemos em travelling vento salgado que traz sussurros antigos; o ar carrega estalos de madeira molhada. Mia reage com medo transformado em curiosidade. </text:p>
      <text:p text:style-name="Corpo">Vemos em travelling névoa azul-esverdeada cobrindo o horizonte; o ambiente respira tilintar de cordas tensionadas. Mia reage com amizade que se fortalece no silêncio. </text:p>
      <text:p text:style-name="Corpo">A câmera imaginária acompanha névoa azul-esverdeada cobrindo o horizonte; o ambiente respira tilintar de cordas tensionadas. Mia reage com vulnerabilidade que revela força. </text:p>
      <text:p text:style-name="Corpo">A câmera imaginária acompanha ondas que respiram como criaturas vivas; o ambiente respira eco metálico vindo do nada. Sophie reage com medo transformado em curiosidade. </text:p>
      <text:p text:style-name="Corpo">A câmera imaginária acompanha luz trêmula que dança em escamas invisíveis; o ar carrega tilintar de cordas tensionadas. Mia reage com humor que desafia a tempestade. </text:p>
      <text:p text:style-name="Corpo">Vemos em travelling névoa azul-esverdeada cobrindo o horizonte; o som mistura tilintar de cordas tensionadas. Leo reage com vulnerabilidade que revela força. </text:p>
      <text:p text:style-name="Corpo">A câmera imaginária acompanha ondas que respiram como criaturas vivas; o ar carrega canto grave de baleias de outra realidade. Sophie reage com coragem hesitante. </text:p>
      <text:p text:style-name="Corpo">Vemos em travelling luz trêmula que dança em escamas invisíveis; o ar carrega tilintar de cordas tensionadas. Will reage com medo transformado em curiosidade. </text:p>
      <text:p text:style-name="Corpo">A câmera imaginária acompanha névoa azul-esverdeada cobrindo o horizonte; o ambiente respira murmúrio distante de canhões fantasmas. Max reage com medo transformado em curiosidade. </text:p>
      <text:p text:style-name="Corpo">Vemos em travelling luz trêmula que dança em escamas invisíveis; o ambiente respira estalos de madeira molhada. Jimmy reage com humor que desafia a tempestade. </text:p>
      <text:p text:style-name="Dialogo">— Cada aventura começa com uma pergunta. (Will)</text:p>
      <text:p text:style-name="Corpo">Um plano-sequência revela vento salgado que traz sussurros antigos; o som mistura canto grave de baleias de outra realidade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r carrega tilintar de cordas tensionadas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murmúrio distante de canhões fantasmas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r carrega canto grave de baleias de outra realidade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mbiente respira eco metálico vindo do nada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canto grave de baleias de outra realidade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r carrega eco metálico vindo do n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som mistura tilintar de cordas tensionadas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eco metálico vindo do nada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6: Batalha Naval</text:h>
      <text:h text:outline-level="2" text:style-name="Heading_20_2">Tópico 1: Confronto nas Águas</text:h>
      <text:p text:style-name="Corpo">A câmera imaginária acompanha luz trêmula que dança em escamas invisíveis; o ar carrega murmúrio distante de canhões fantasmas. Sophie reage com humor que desafia a tempestade. </text:p>
      <text:p text:style-name="Corpo">Um plano-sequência revela luz trêmula que dança em escamas invisíveis; o ar carrega estalos de madeira molhada. Max reage com amizade que se fortalece no silêncio. </text:p>
      <text:p text:style-name="Corpo">A câmera imaginária acompanha vento salgado que traz sussurros antigos; o ambiente respira tilintar de cordas tensionadas. Max reage com vulnerabilidade que revela força. </text:p>
      <text:p text:style-name="Corpo">Vemos em travelling ondas que respiram como criaturas vivas; o ambiente respira eco metálico vindo do nada. Sophie reage com medo transformado em curiosidade. </text:p>
      <text:p text:style-name="Corpo">Vemos em travelling reflexos de múltiplos sóis fragmentando o mar; o ar carrega tilintar de cordas tensionadas. Max reage com amizade que se fortalece no silêncio. </text:p>
      <text:p text:style-name="Corpo">Vemos em travelling vento salgado que traz sussurros antigos; o ambiente respira murmúrio distante de canhões fantasmas. Mia reage com medo transformado em curiosidade. </text:p>
      <text:p text:style-name="Corpo">Vemos em travelling ondas que respiram como criaturas vivas; o ar carrega tilintar de cordas tensionadas. Íris reage com medo transformado em curiosidade. </text:p>
      <text:p text:style-name="Corpo">Vemos em travelling vento salgado que traz sussurros antigos; o ar carrega canto grave de baleias de outra realidade. Sophie reage com medo transformado em curiosidade. </text:p>
      <text:p text:style-name="Corpo">Um plano-sequência revela vento salgado que traz sussurros antigos; o ambiente respira tilintar de cordas tensionadas. Will reage com medo transformado em curiosidade. </text:p>
      <text:p text:style-name="Corpo">A câmera imaginária acompanha reflexos de múltiplos sóis fragmentando o mar; o som mistura canto grave de baleias de outra realidade. Íris reage com coragem hesitante. </text:p>
      <text:p text:style-name="Corpo">Vemos em travelling reflexos de múltiplos sóis fragmentando o mar; o ar carrega tilintar de cordas tensionadas. Leo reage com amizade que se fortalece no silêncio. </text:p>
      <text:p text:style-name="Dialogo">— Cada aventura começa com uma pergunta. (Will)</text:p>
      <text:p text:style-name="Corpo">Um plano-sequência revela reflexos de múltiplos sóis fragmentando o mar; o ar carrega canto grave de baleias de outra realidade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murmúrio distante de canhões fantasmas. Will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murmúrio distante de canhões fantasmas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r carrega tilintar de cordas tensionadas. Will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murmúrio distante de canhões fantasmas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r carrega murmúrio distante de canhões fantasmas. Jimmy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som mistura eco metálico vindo do nada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tilintar de cordas tensionadas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som mistura canto grave de baleias de outra realidade. Will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A câmera imaginária acompanha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Poderes Aquáticos</text:h>
      <text:p text:style-name="Corpo">Um plano-sequência revela névoa azul-esverdeada cobrindo o horizonte; o som mistura murmúrio distante de canhões fantasmas. Sophie reage com humor que desafia a tempestade. </text:p>
      <text:p text:style-name="Corpo">A câmera imaginária acompanha névoa azul-esverdeada cobrindo o horizonte; o ambiente respira tilintar de cordas tensionadas. Leo reage com amizade que se fortalece no silêncio. </text:p>
      <text:p text:style-name="Corpo">Vemos em travelling reflexos de múltiplos sóis fragmentando o mar; o ambiente respira eco metálico vindo do nada. Sophie reage com vulnerabilidade que revela força. </text:p>
      <text:p text:style-name="Corpo">Vemos em travelling reflexos de múltiplos sóis fragmentando o mar; o ar carrega murmúrio distante de canhões fantasmas. Will reage com coragem hesitante. </text:p>
      <text:p text:style-name="Corpo">A câmera imaginária acompanha luz trêmula que dança em escamas invisíveis; o ambiente respira murmúrio distante de canhões fantasmas. Jimmy reage com humor que desafia a tempestade. </text:p>
      <text:p text:style-name="Corpo">Um plano-sequência revela reflexos de múltiplos sóis fragmentando o mar; o ar carrega estalos de madeira molhada. Jimmy reage com medo transformado em curiosidade. </text:p>
      <text:p text:style-name="Corpo">Um plano-sequência revela ondas que respiram como criaturas vivas; o som mistura murmúrio distante de canhões fantasmas. Leo reage com humor que desafia a tempestade. </text:p>
      <text:p text:style-name="Corpo">Vemos em travelling vento salgado que traz sussurros antigos; o ambiente respira tilintar de cordas tensionadas. Mia reage com vulnerabilidade que revela força. </text:p>
      <text:p text:style-name="Corpo">Um plano-sequência revela ondas que respiram como criaturas vivas; o som mistura eco metálico vindo do nada. Sophie reage com coragem hesitante. </text:p>
      <text:p text:style-name="Corpo">Vemos em travelling vento salgado que traz sussurros antigos; o ar carrega canto grave de baleias de outra realidade. Max reage com coragem hesitante. </text:p>
      <text:p text:style-name="Corpo">A câmera imaginária acompanha névoa azul-esverdeada cobrindo o horizonte; o ar carrega eco metálico vindo do nada. Max reage com amizade que se fortalece no silêncio. </text:p>
      <text:p text:style-name="Dialogo">— Cada aventura começa com uma pergunta. (Will)</text:p>
      <text:p text:style-name="Corpo">Um plano-sequência revela ondas que respiram como criaturas vivas; o som mistura canto grave de baleias de outra realidade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eco metálico vindo do nada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som mistura tilintar de cordas tensionad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r carrega estalos de madeira molhada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estalos de madeira molhada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estalos de madeira molhada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estalos de madeira molh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murmúrio distante de canhões fantasmas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mbiente respira tilintar de cordas tensionadas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luz trêmula que dança em escamas invisívei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Aliança Inesperada</text:h>
      <text:p text:style-name="Corpo">A câmera imaginária acompanha luz trêmula que dança em escamas invisíveis; o ar carrega estalos de madeira molhada. Max reage com amizade que se fortalece no silêncio. </text:p>
      <text:p text:style-name="Corpo">A câmera imaginária acompanha luz trêmula que dança em escamas invisíveis; o ambiente respira murmúrio distante de canhões fantasmas. Jimmy reage com vulnerabilidade que revela força. </text:p>
      <text:p text:style-name="Corpo">A câmera imaginária acompanha ondas que respiram como criaturas vivas; o ar carrega canto grave de baleias de outra realidade. Mia reage com amizade que se fortalece no silêncio. </text:p>
      <text:p text:style-name="Corpo">Um plano-sequência revela vento salgado que traz sussurros antigos; o ambiente respira eco metálico vindo do nada. Íris reage com vulnerabilidade que revela força. </text:p>
      <text:p text:style-name="Corpo">Um plano-sequência revela reflexos de múltiplos sóis fragmentando o mar; o som mistura canto grave de baleias de outra realidade. Íris reage com amizade que se fortalece no silêncio. </text:p>
      <text:p text:style-name="Corpo">Um plano-sequência revela ondas que respiram como criaturas vivas; o ambiente respira canto grave de baleias de outra realidade. Jimmy reage com medo transformado em curiosidade. </text:p>
      <text:p text:style-name="Corpo">Um plano-sequência revela vento salgado que traz sussurros antigos; o ar carrega murmúrio distante de canhões fantasmas. Will reage com humor que desafia a tempestade. </text:p>
      <text:p text:style-name="Corpo">Vemos em travelling névoa azul-esverdeada cobrindo o horizonte; o ambiente respira tilintar de cordas tensionadas. Max reage com vulnerabilidade que revela força. </text:p>
      <text:p text:style-name="Corpo">Um plano-sequência revela luz trêmula que dança em escamas invisíveis; o ambiente respira murmúrio distante de canhões fantasmas. Leo reage com medo transformado em curiosidade. </text:p>
      <text:p text:style-name="Corpo">A câmera imaginária acompanha vento salgado que traz sussurros antigos; o ambiente respira murmúrio distante de canhões fantasmas. Sophie reage com amizade que se fortalece no silêncio. </text:p>
      <text:p text:style-name="Dialogo">— Cada aventura começa com uma pergunta. (Will)</text:p>
      <text:p text:style-name="Corpo">Um plano-sequência revela ondas que respiram como criaturas vivas; o ambiente respira estalos de madeira molhada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r carrega murmúrio distante de canhões fantasm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estalos de madeira molhada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murmúrio distante de canhões fantasmas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r carrega estalos de madeira molhada. Leo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tilintar de cordas tensionadas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murmúrio distante de canhões fantasmas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som mistura eco metálico vindo do nada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mbiente respira canto grave de baleias de outra realidade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7: Retorno ao Presente</text:h>
      <text:h text:outline-level="2" text:style-name="Heading_20_2">Tópico 1: Busca pela Saída</text:h>
      <text:p text:style-name="Corpo">Vemos em travelling luz trêmula que dança em escamas invisíveis; o ambiente respira murmúrio distante de canhões fantasmas. Leo reage com medo transformado em curiosidade. </text:p>
      <text:p text:style-name="Corpo">A câmera imaginária acompanha vento salgado que traz sussurros antigos; o ambiente respira murmúrio distante de canhões fantasmas. Mia reage com vulnerabilidade que revela força. </text:p>
      <text:p text:style-name="Corpo">A câmera imaginária acompanha vento salgado que traz sussurros antigos; o som mistura estalos de madeira molhada. Jimmy reage com coragem hesitante. </text:p>
      <text:p text:style-name="Corpo">A câmera imaginária acompanha luz trêmula que dança em escamas invisíveis; o som mistura murmúrio distante de canhões fantasmas. Íris reage com coragem hesitante. </text:p>
      <text:p text:style-name="Corpo">A câmera imaginária acompanha névoa azul-esverdeada cobrindo o horizonte; o som mistura eco metálico vindo do nada. Jimmy reage com humor que desafia a tempestade. </text:p>
      <text:p text:style-name="Corpo">A câmera imaginária acompanha vento salgado que traz sussurros antigos; o ar carrega eco metálico vindo do nada. Leo reage com humor que desafia a tempestade. </text:p>
      <text:p text:style-name="Corpo">Vemos em travelling névoa azul-esverdeada cobrindo o horizonte; o som mistura eco metálico vindo do nada. Jimmy reage com vulnerabilidade que revela força. </text:p>
      <text:p text:style-name="Corpo">A câmera imaginária acompanha névoa azul-esverdeada cobrindo o horizonte; o ar carrega canto grave de baleias de outra realidade. Sophie reage com vulnerabilidade que revela força. </text:p>
      <text:p text:style-name="Corpo">A câmera imaginária acompanha vento salgado que traz sussurros antigos; o ar carrega tilintar de cordas tensionadas. Leo reage com amizade que se fortalece no silêncio. </text:p>
      <text:p text:style-name="Corpo">A câmera imaginária acompanha vento salgado que traz sussurros antigos; o som mistura murmúrio distante de canhões fantasmas. Will reage com amizade que se fortalece no silêncio. </text:p>
      <text:p text:style-name="Corpo">Um plano-sequência revela reflexos de múltiplos sóis fragmentando o mar; o ambiente respira canto grave de baleias de outra realidade. Max reage com humor que desafia a tempestade. </text:p>
      <text:p text:style-name="Dialogo">— Cada aventura começa com uma pergunta. (Will)</text:p>
      <text:p text:style-name="Corpo">Vemos em travelling luz trêmula que dança em escamas invisíveis; o ambiente respira eco metálico vindo do nada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estalos de madeira molhada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eco metálico vindo do nada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murmúrio distante de canhões fantasmas. Will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r carrega estalos de madeira molhada. Sophie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eco metálico vindo do nada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canto grave de baleias de outra realidade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canto grave de baleias de outra realidade. Max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tilintar de cordas tensionadas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Vemos em travelling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Despedidas Dimensionais</text:h>
      <text:p text:style-name="Corpo">Vemos em travelling névoa azul-esverdeada cobrindo o horizonte; o ar carrega canto grave de baleias de outra realidade. Jimmy reage com amizade que se fortalece no silêncio. </text:p>
      <text:p text:style-name="Corpo">A câmera imaginária acompanha névoa azul-esverdeada cobrindo o horizonte; o ambiente respira murmúrio distante de canhões fantasmas. Jimmy reage com humor que desafia a tempestade. </text:p>
      <text:p text:style-name="Corpo">Um plano-sequência revela ondas que respiram como criaturas vivas; o ar carrega tilintar de cordas tensionadas. Jimmy reage com medo transformado em curiosidade. </text:p>
      <text:p text:style-name="Corpo">A câmera imaginária acompanha névoa azul-esverdeada cobrindo o horizonte; o som mistura canto grave de baleias de outra realidade. Leo reage com humor que desafia a tempestade. </text:p>
      <text:p text:style-name="Corpo">Vemos em travelling névoa azul-esverdeada cobrindo o horizonte; o som mistura estalos de madeira molhada. Leo reage com amizade que se fortalece no silêncio. </text:p>
      <text:p text:style-name="Corpo">Vemos em travelling vento salgado que traz sussurros antigos; o ar carrega eco metálico vindo do nada. Sophie reage com humor que desafia a tempestade. </text:p>
      <text:p text:style-name="Corpo">A câmera imaginária acompanha névoa azul-esverdeada cobrindo o horizonte; o ambiente respira eco metálico vindo do nada. Will reage com coragem hesitante. </text:p>
      <text:p text:style-name="Corpo">Um plano-sequência revela reflexos de múltiplos sóis fragmentando o mar; o ambiente respira estalos de madeira molhada. Max reage com medo transformado em curiosidade. </text:p>
      <text:p text:style-name="Corpo">Vemos em travelling névoa azul-esverdeada cobrindo o horizonte; o ar carrega eco metálico vindo do nada. Sophie reage com amizade que se fortalece no silêncio. </text:p>
      <text:p text:style-name="Corpo">Um plano-sequência revela ondas que respiram como criaturas vivas; o ar carrega tilintar de cordas tensionadas. Max reage com amizade que se fortalece no silêncio. </text:p>
      <text:p text:style-name="Corpo">Vemos em travelling reflexos de múltiplos sóis fragmentando o mar; o ambiente respira tilintar de cordas tensionadas. Mia reage com amizade que se fortalece no silêncio. </text:p>
      <text:p text:style-name="Dialogo">— Cada aventura começa com uma pergunta. (Will)</text:p>
      <text:p text:style-name="Corpo">A câmera imaginária acompanha luz trêmula que dança em escamas invisíveis; o ambiente respira tilintar de cordas tensionadas. Will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murmúrio distante de canhões fantasm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mbiente respira estalos de madeira molh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eco metálico vindo do nada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tilintar de cordas tensionadas. Íris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ar carrega murmúrio distante de canhões fantasm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canto grave de baleias de outra realidade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mbiente respira canto grave de baleias de outra realidade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eco metálico vindo do nada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vento salgado que traz sussurros antigo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Salto de Fé</text:h>
      <text:p text:style-name="Corpo">Um plano-sequência revela vento salgado que traz sussurros antigos; o som mistura eco metálico vindo do nada. Mia reage com humor que desafia a tempestade. </text:p>
      <text:p text:style-name="Corpo">Vemos em travelling luz trêmula que dança em escamas invisíveis; o som mistura estalos de madeira molhada. Íris reage com coragem hesitante. </text:p>
      <text:p text:style-name="Corpo">A câmera imaginária acompanha vento salgado que traz sussurros antigos; o ar carrega eco metálico vindo do nada. Leo reage com vulnerabilidade que revela força. </text:p>
      <text:p text:style-name="Corpo">Um plano-sequência revela vento salgado que traz sussurros antigos; o som mistura tilintar de cordas tensionadas. Max reage com medo transformado em curiosidade. </text:p>
      <text:p text:style-name="Corpo">Vemos em travelling vento salgado que traz sussurros antigos; o ar carrega eco metálico vindo do nada. Sophie reage com amizade que se fortalece no silêncio. </text:p>
      <text:p text:style-name="Corpo">A câmera imaginária acompanha luz trêmula que dança em escamas invisíveis; o som mistura canto grave de baleias de outra realidade. Leo reage com humor que desafia a tempestade. </text:p>
      <text:p text:style-name="Corpo">A câmera imaginária acompanha ondas que respiram como criaturas vivas; o ambiente respira canto grave de baleias de outra realidade. Will reage com medo transformado em curiosidade. </text:p>
      <text:p text:style-name="Corpo">A câmera imaginária acompanha vento salgado que traz sussurros antigos; o ambiente respira canto grave de baleias de outra realidade. Sophie reage com humor que desafia a tempestade. </text:p>
      <text:p text:style-name="Corpo">Vemos em travelling luz trêmula que dança em escamas invisíveis; o ambiente respira estalos de madeira molhada. Will reage com medo transformado em curiosidade. </text:p>
      <text:p text:style-name="Corpo">Um plano-sequência revela névoa azul-esverdeada cobrindo o horizonte; o som mistura canto grave de baleias de outra realidade. Will reage com coragem hesitante. </text:p>
      <text:p text:style-name="Corpo">A câmera imaginária acompanha ondas que respiram como criaturas vivas; o ar carrega murmúrio distante de canhões fantasmas. Jimmy reage com vulnerabilidade que revela força. </text:p>
      <text:p text:style-name="Dialogo">— Cada aventura começa com uma pergunta. (Will)</text:p>
      <text:p text:style-name="Corpo">Vemos em travelling vento salgado que traz sussurros antigos; o ambiente respira tilintar de cordas tensionadas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tilintar de cordas tensionadas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tilintar de cordas tensionadas. Will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murmúrio distante de canhões fantasmas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estalos de madeira molhada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tilintar de cordas tensionadas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r carrega canto grave de baleias de outra realidade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r carrega estalos de madeira molhada. Sophie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som mistura canto grave de baleias de outra realidade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Um plano-sequência revela névoa azul-esverdeada cobrindo o horizonte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8: Segredo dos Náufragos</text:h>
      <text:h text:outline-level="2" text:style-name="Heading_20_2">Tópico 1: Retorno Estranho</text:h>
      <text:p text:style-name="Corpo">Vemos em travelling vento salgado que traz sussurros antigos; o ar carrega tilintar de cordas tensionadas. Mia reage com humor que desafia a tempestade. </text:p>
      <text:p text:style-name="Corpo">Vemos em travelling luz trêmula que dança em escamas invisíveis; o ar carrega tilintar de cordas tensionadas. Jimmy reage com humor que desafia a tempestade. </text:p>
      <text:p text:style-name="Corpo">A câmera imaginária acompanha vento salgado que traz sussurros antigos; o som mistura murmúrio distante de canhões fantasmas. Mia reage com medo transformado em curiosidade. </text:p>
      <text:p text:style-name="Corpo">Vemos em travelling ondas que respiram como criaturas vivas; o ar carrega canto grave de baleias de outra realidade. Will reage com amizade que se fortalece no silêncio. </text:p>
      <text:p text:style-name="Corpo">Vemos em travelling vento salgado que traz sussurros antigos; o ar carrega tilintar de cordas tensionadas. Íris reage com vulnerabilidade que revela força. </text:p>
      <text:p text:style-name="Corpo">A câmera imaginária acompanha vento salgado que traz sussurros antigos; o som mistura canto grave de baleias de outra realidade. Max reage com vulnerabilidade que revela força. </text:p>
      <text:p text:style-name="Corpo">Vemos em travelling vento salgado que traz sussurros antigos; o som mistura tilintar de cordas tensionadas. Íris reage com vulnerabilidade que revela força. </text:p>
      <text:p text:style-name="Corpo">Vemos em travelling névoa azul-esverdeada cobrindo o horizonte; o ar carrega murmúrio distante de canhões fantasmas. Mia reage com medo transformado em curiosidade. </text:p>
      <text:p text:style-name="Corpo">A câmera imaginária acompanha luz trêmula que dança em escamas invisíveis; o ambiente respira canto grave de baleias de outra realidade. Íris reage com coragem hesitante. </text:p>
      <text:p text:style-name="Corpo">A câmera imaginária acompanha ondas que respiram como criaturas vivas; o som mistura eco metálico vindo do nada. Sophie reage com medo transformado em curiosidade. </text:p>
      <text:p text:style-name="Corpo">Um plano-sequência revela vento salgado que traz sussurros antigos; o ar carrega tilintar de cordas tensionadas. Íris reage com amizade que se fortalece no silêncio. </text:p>
      <text:p text:style-name="Dialogo">— Cada aventura começa com uma pergunta. (Will)</text:p>
      <text:p text:style-name="Corpo">A câmera imaginária acompanha ondas que respiram como criaturas vivas; o som mistura estalos de madeira molhada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eco metálico vindo do nada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mbiente respira eco metálico vindo do nada. Leo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tilintar de cordas tensionadas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murmúrio distante de canhões fantasmas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som mistura tilintar de cordas tensionad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tilintar de cordas tensionadas. Mia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mbiente respira eco metálico vindo do nada. Sophie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canto grave de baleias de outra realidade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Investigação Final</text:h>
      <text:p text:style-name="Corpo">Vemos em travelling névoa azul-esverdeada cobrindo o horizonte; o ar carrega canto grave de baleias de outra realidade. Mia reage com medo transformado em curiosidade. </text:p>
      <text:p text:style-name="Corpo">Vemos em travelling ondas que respiram como criaturas vivas; o som mistura tilintar de cordas tensionadas. Will reage com medo transformado em curiosidade. </text:p>
      <text:p text:style-name="Corpo">Um plano-sequência revela ondas que respiram como criaturas vivas; o ambiente respira estalos de madeira molhada. Jimmy reage com coragem hesitante. </text:p>
      <text:p text:style-name="Corpo">A câmera imaginária acompanha luz trêmula que dança em escamas invisíveis; o som mistura murmúrio distante de canhões fantasmas. Will reage com vulnerabilidade que revela força. </text:p>
      <text:p text:style-name="Corpo">Um plano-sequência revela luz trêmula que dança em escamas invisíveis; o som mistura estalos de madeira molhada. Mia reage com medo transformado em curiosidade. </text:p>
      <text:p text:style-name="Corpo">A câmera imaginária acompanha luz trêmula que dança em escamas invisíveis; o ar carrega murmúrio distante de canhões fantasmas. Íris reage com humor que desafia a tempestade. </text:p>
      <text:p text:style-name="Corpo">A câmera imaginária acompanha luz trêmula que dança em escamas invisíveis; o som mistura estalos de madeira molhada. Will reage com coragem hesitante. </text:p>
      <text:p text:style-name="Corpo">Vemos em travelling reflexos de múltiplos sóis fragmentando o mar; o som mistura tilintar de cordas tensionadas. Leo reage com amizade que se fortalece no silêncio. </text:p>
      <text:p text:style-name="Corpo">Um plano-sequência revela ondas que respiram como criaturas vivas; o som mistura eco metálico vindo do nada. Jimmy reage com vulnerabilidade que revela força. </text:p>
      <text:p text:style-name="Corpo">Um plano-sequência revela ondas que respiram como criaturas vivas; o ambiente respira canto grave de baleias de outra realidade. Will reage com amizade que se fortalece no silêncio. </text:p>
      <text:p text:style-name="Corpo">Um plano-sequência revela ondas que respiram como criaturas vivas; o ambiente respira eco metálico vindo do nada. Jimmy reage com humor que desafia a tempestade. </text:p>
      <text:p text:style-name="Dialogo">— Cada aventura começa com uma pergunta. (Will)</text:p>
      <text:p text:style-name="Corpo">A câmera imaginária acompanha névoa azul-esverdeada cobrindo o horizonte; o som mistura murmúrio distante de canhões fantasmas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mbiente respira tilintar de cordas tensionadas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estalos de madeira molhada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r carrega eco metálico vindo do nada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canto grave de baleias de outra realidade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som mistura tilintar de cordas tensionadas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tilintar de cordas tensionadas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som mistura eco metálico vindo do nada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eco metálico vindo do nada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Vemos em travelling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Resgate Impossível</text:h>
      <text:p text:style-name="Corpo">Um plano-sequência revela luz trêmula que dança em escamas invisíveis; o ar carrega murmúrio distante de canhões fantasmas. Leo reage com coragem hesitante. </text:p>
      <text:p text:style-name="Corpo">A câmera imaginária acompanha luz trêmula que dança em escamas invisíveis; o som mistura tilintar de cordas tensionadas. Mia reage com vulnerabilidade que revela força. </text:p>
      <text:p text:style-name="Corpo">A câmera imaginária acompanha reflexos de múltiplos sóis fragmentando o mar; o ar carrega murmúrio distante de canhões fantasmas. Max reage com coragem hesitante. </text:p>
      <text:p text:style-name="Corpo">Um plano-sequência revela ondas que respiram como criaturas vivas; o ar carrega estalos de madeira molhada. Will reage com amizade que se fortalece no silêncio. </text:p>
      <text:p text:style-name="Corpo">Vemos em travelling vento salgado que traz sussurros antigos; o ar carrega canto grave de baleias de outra realidade. Sophie reage com amizade que se fortalece no silêncio. </text:p>
      <text:p text:style-name="Corpo">A câmera imaginária acompanha reflexos de múltiplos sóis fragmentando o mar; o ar carrega estalos de madeira molhada. Leo reage com coragem hesitante. </text:p>
      <text:p text:style-name="Corpo">Vemos em travelling reflexos de múltiplos sóis fragmentando o mar; o ar carrega estalos de madeira molhada. Leo reage com medo transformado em curiosidade. </text:p>
      <text:p text:style-name="Corpo">Um plano-sequência revela névoa azul-esverdeada cobrindo o horizonte; o ambiente respira tilintar de cordas tensionadas. Jimmy reage com vulnerabilidade que revela força. </text:p>
      <text:p text:style-name="Corpo">A câmera imaginária acompanha luz trêmula que dança em escamas invisíveis; o ar carrega murmúrio distante de canhões fantasmas. Leo reage com medo transformado em curiosidade. </text:p>
      <text:p text:style-name="Corpo">Vemos em travelling névoa azul-esverdeada cobrindo o horizonte; o ar carrega estalos de madeira molhada. Mia reage com amizade que se fortalece no silêncio. </text:p>
      <text:p text:style-name="Corpo">Um plano-sequência revela névoa azul-esverdeada cobrindo o horizonte; o som mistura estalos de madeira molhada. Jimmy reage com amizade que se fortalece no silêncio. </text:p>
      <text:p text:style-name="Dialogo">— Cada aventura começa com uma pergunta. (Will)</text:p>
      <text:p text:style-name="Corpo">Vemos em travelling reflexos de múltiplos sóis fragmentando o mar; o ambiente respira murmúrio distante de canhões fantasm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r carrega tilintar de cordas tensionadas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r carrega canto grave de baleias de outra realidade. Leo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ambiente respira estalos de madeira molhada. Íris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som mistura eco metálico vindo do nada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canto grave de baleias de outra realidade. Sophie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som mistura canto grave de baleias de outra realidade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r carrega eco metálico vindo do nada. Leo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murmúrio distante de canhões fantasmas. Sophie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A câmera imaginária acompanha ondas que respiram como criaturas viva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9: Nova Ameaça</text:h>
      <text:h text:outline-level="2" text:style-name="Heading_20_2">Tópico 1: Sinais Perturbadores</text:h>
      <text:p text:style-name="Corpo">Um plano-sequência revela vento salgado que traz sussurros antigos; o som mistura tilintar de cordas tensionadas. Will reage com amizade que se fortalece no silêncio. </text:p>
      <text:p text:style-name="Corpo">Vemos em travelling reflexos de múltiplos sóis fragmentando o mar; o ambiente respira tilintar de cordas tensionadas. Mia reage com medo transformado em curiosidade. </text:p>
      <text:p text:style-name="Corpo">Vemos em travelling reflexos de múltiplos sóis fragmentando o mar; o som mistura estalos de madeira molhada. Leo reage com amizade que se fortalece no silêncio. </text:p>
      <text:p text:style-name="Corpo">Um plano-sequência revela névoa azul-esverdeada cobrindo o horizonte; o som mistura estalos de madeira molhada. Mia reage com amizade que se fortalece no silêncio. </text:p>
      <text:p text:style-name="Corpo">Vemos em travelling reflexos de múltiplos sóis fragmentando o mar; o ambiente respira estalos de madeira molhada. Sophie reage com vulnerabilidade que revela força. </text:p>
      <text:p text:style-name="Corpo">A câmera imaginária acompanha luz trêmula que dança em escamas invisíveis; o ambiente respira tilintar de cordas tensionadas. Leo reage com medo transformado em curiosidade. </text:p>
      <text:p text:style-name="Corpo">A câmera imaginária acompanha névoa azul-esverdeada cobrindo o horizonte; o som mistura canto grave de baleias de outra realidade. Íris reage com vulnerabilidade que revela força. </text:p>
      <text:p text:style-name="Corpo">A câmera imaginária acompanha reflexos de múltiplos sóis fragmentando o mar; o som mistura estalos de madeira molhada. Will reage com amizade que se fortalece no silêncio. </text:p>
      <text:p text:style-name="Corpo">Vemos em travelling vento salgado que traz sussurros antigos; o som mistura canto grave de baleias de outra realidade. Leo reage com medo transformado em curiosidade. </text:p>
      <text:p text:style-name="Corpo">A câmera imaginária acompanha névoa azul-esverdeada cobrindo o horizonte; o ambiente respira tilintar de cordas tensionadas. Íris reage com vulnerabilidade que revela força. </text:p>
      <text:p text:style-name="Corpo">Um plano-sequência revela ondas que respiram como criaturas vivas; o som mistura tilintar de cordas tensionadas. Jimmy reage com coragem hesitante. </text:p>
      <text:p text:style-name="Dialogo">— Cada aventura começa com uma pergunta. (Will)</text:p>
      <text:p text:style-name="Corpo">A câmera imaginária acompanha névoa azul-esverdeada cobrindo o horizonte; o som mistura estalos de madeira molhada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estalos de madeira molhada. Mia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som mistura estalos de madeira molh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canto grave de baleias de outra realidade. Jimmy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som mistura eco metálico vindo do nada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mbiente respira estalos de madeira molhada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murmúrio distante de canhões fantasmas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som mistura estalos de madeira molhada. Leo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canto grave de baleias de outra realidade. Max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Vemos em travelling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reflexos de múltiplos sóis fragmentando o mar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Preparação</text:h>
      <text:p text:style-name="Corpo">A câmera imaginária acompanha ondas que respiram como criaturas vivas; o ar carrega murmúrio distante de canhões fantasmas. Mia reage com medo transformado em curiosidade. </text:p>
      <text:p text:style-name="Corpo">Um plano-sequência revela névoa azul-esverdeada cobrindo o horizonte; o som mistura eco metálico vindo do nada. Max reage com humor que desafia a tempestade. </text:p>
      <text:p text:style-name="Corpo">A câmera imaginária acompanha ondas que respiram como criaturas vivas; o som mistura eco metálico vindo do nada. Leo reage com medo transformado em curiosidade. </text:p>
      <text:p text:style-name="Corpo">Um plano-sequência revela reflexos de múltiplos sóis fragmentando o mar; o ar carrega estalos de madeira molhada. Íris reage com medo transformado em curiosidade. </text:p>
      <text:p text:style-name="Corpo">Um plano-sequência revela ondas que respiram como criaturas vivas; o ar carrega murmúrio distante de canhões fantasmas. Max reage com humor que desafia a tempestade. </text:p>
      <text:p text:style-name="Corpo">Vemos em travelling ondas que respiram como criaturas vivas; o ambiente respira estalos de madeira molhada. Max reage com coragem hesitante. </text:p>
      <text:p text:style-name="Corpo">A câmera imaginária acompanha vento salgado que traz sussurros antigos; o som mistura estalos de madeira molhada. Will reage com vulnerabilidade que revela força. </text:p>
      <text:p text:style-name="Corpo">A câmera imaginária acompanha reflexos de múltiplos sóis fragmentando o mar; o ar carrega murmúrio distante de canhões fantasmas. Sophie reage com amizade que se fortalece no silêncio. </text:p>
      <text:p text:style-name="Corpo">Um plano-sequência revela ondas que respiram como criaturas vivas; o ambiente respira estalos de madeira molhada. Leo reage com coragem hesitante. </text:p>
      <text:p text:style-name="Corpo">Um plano-sequência revela ondas que respiram como criaturas vivas; o som mistura eco metálico vindo do nada. Mia reage com medo transformado em curiosidade. </text:p>
      <text:p text:style-name="Corpo">Vemos em travelling luz trêmula que dança em escamas invisíveis; o ar carrega estalos de madeira molhada. Will reage com medo transformado em curiosidade. </text:p>
      <text:p text:style-name="Dialogo">— Cada aventura começa com uma pergunta. (Will)</text:p>
      <text:p text:style-name="Corpo">Vemos em travelling ondas que respiram como criaturas vivas; o som mistura tilintar de cordas tensionadas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r carrega eco metálico vindo do nada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r carrega eco metálico vindo do nada. Íris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murmúrio distante de canhões fantasmas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r carrega estalos de madeira molhada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som mistura eco metálico vindo do nada. Max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estalos de madeira molhada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r carrega estalos de madeira molhada. Leo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murmúrio distante de canhões fantasmas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Dialogo">— Se o mar tiver senha, eu digito 'peixe123' e espero o melhor. (Max)</text:p>
      <text:p text:style-name="Corpo">Vemos em travelling reflexos de múltiplos sóis fragmentando o mar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União do Grupo</text:h>
      <text:p text:style-name="Corpo">Vemos em travelling névoa azul-esverdeada cobrindo o horizonte; o ambiente respira murmúrio distante de canhões fantasmas. Max reage com vulnerabilidade que revela força. </text:p>
      <text:p text:style-name="Corpo">A câmera imaginária acompanha névoa azul-esverdeada cobrindo o horizonte; o som mistura canto grave de baleias de outra realidade. Sophie reage com amizade que se fortalece no silêncio. </text:p>
      <text:p text:style-name="Corpo">Vemos em travelling vento salgado que traz sussurros antigos; o ar carrega eco metálico vindo do nada. Mia reage com medo transformado em curiosidade. </text:p>
      <text:p text:style-name="Corpo">Vemos em travelling reflexos de múltiplos sóis fragmentando o mar; o som mistura estalos de madeira molhada. Jimmy reage com coragem hesitante. </text:p>
      <text:p text:style-name="Corpo">Um plano-sequência revela vento salgado que traz sussurros antigos; o ambiente respira murmúrio distante de canhões fantasmas. Sophie reage com coragem hesitante. </text:p>
      <text:p text:style-name="Corpo">A câmera imaginária acompanha luz trêmula que dança em escamas invisíveis; o som mistura canto grave de baleias de outra realidade. Leo reage com vulnerabilidade que revela força. </text:p>
      <text:p text:style-name="Corpo">A câmera imaginária acompanha névoa azul-esverdeada cobrindo o horizonte; o som mistura murmúrio distante de canhões fantasmas. Sophie reage com amizade que se fortalece no silêncio. </text:p>
      <text:p text:style-name="Corpo">Vemos em travelling névoa azul-esverdeada cobrindo o horizonte; o ambiente respira estalos de madeira molhada. Jimmy reage com medo transformado em curiosidade. </text:p>
      <text:p text:style-name="Corpo">Vemos em travelling luz trêmula que dança em escamas invisíveis; o ambiente respira canto grave de baleias de outra realidade. Íris reage com coragem hesitante. </text:p>
      <text:p text:style-name="Corpo">Um plano-sequência revela luz trêmula que dança em escamas invisíveis; o som mistura canto grave de baleias de outra realidade. Jimmy reage com humor que desafia a tempestade. </text:p>
      <text:p text:style-name="Corpo">A câmera imaginária acompanha luz trêmula que dança em escamas invisíveis; o som mistura canto grave de baleias de outra realidade. Leo reage com humor que desafia a tempestade. </text:p>
      <text:p text:style-name="Dialogo">— Cada aventura começa com uma pergunta. (Will)</text:p>
      <text:p text:style-name="Corpo">Vemos em travelling ondas que respiram como criaturas vivas; o ambiente respira eco metálico vindo do n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som mistura canto grave de baleias de outra realidade. Mia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estalos de madeira molhada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luz trêmula que dança em escamas invisíveis; o ar carrega tilintar de cordas tensionadas. Íris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reflexos de múltiplos sóis fragmentando o mar; o som mistura tilintar de cordas tensionadas. Mia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vento salgado que traz sussurros antigos; o ar carrega eco metálico vindo do n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murmúrio distante de canhões fantasm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som mistura tilintar de cordas tensionadas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ondas que respiram como criaturas vivas; o ar carrega canto grave de baleias de outra realidade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névoa azul-esverdeada cobrindo o horizonte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r carreg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1" text:style-name="Heading_20_1">Capítulo 10: Oceano em Paz</text:h>
      <text:h text:outline-level="2" text:style-name="Heading_20_2">Tópico 1: Fechamento dos Portais</text:h>
      <text:p text:style-name="Corpo">Vemos em travelling luz trêmula que dança em escamas invisíveis; o som mistura eco metálico vindo do nada. Mia reage com vulnerabilidade que revela força. </text:p>
      <text:p text:style-name="Corpo">Um plano-sequência revela luz trêmula que dança em escamas invisíveis; o som mistura tilintar de cordas tensionadas. Jimmy reage com medo transformado em curiosidade. </text:p>
      <text:p text:style-name="Corpo">A câmera imaginária acompanha névoa azul-esverdeada cobrindo o horizonte; o ar carrega tilintar de cordas tensionadas. Jimmy reage com medo transformado em curiosidade. </text:p>
      <text:p text:style-name="Corpo">A câmera imaginária acompanha reflexos de múltiplos sóis fragmentando o mar; o ambiente respira canto grave de baleias de outra realidade. Leo reage com medo transformado em curiosidade. </text:p>
      <text:p text:style-name="Corpo">Vemos em travelling névoa azul-esverdeada cobrindo o horizonte; o som mistura murmúrio distante de canhões fantasmas. Íris reage com medo transformado em curiosidade. </text:p>
      <text:p text:style-name="Corpo">Vemos em travelling reflexos de múltiplos sóis fragmentando o mar; o ambiente respira tilintar de cordas tensionadas. Jimmy reage com vulnerabilidade que revela força. </text:p>
      <text:p text:style-name="Corpo">A câmera imaginária acompanha ondas que respiram como criaturas vivas; o ambiente respira murmúrio distante de canhões fantasmas. Jimmy reage com humor que desafia a tempestade. </text:p>
      <text:p text:style-name="Corpo">Vemos em travelling vento salgado que traz sussurros antigos; o ambiente respira estalos de madeira molhada. Jimmy reage com vulnerabilidade que revela força. </text:p>
      <text:p text:style-name="Corpo">A câmera imaginária acompanha névoa azul-esverdeada cobrindo o horizonte; o ambiente respira eco metálico vindo do nada. Íris reage com humor que desafia a tempestade. </text:p>
      <text:p text:style-name="Corpo">Um plano-sequência revela vento salgado que traz sussurros antigos; o som mistura murmúrio distante de canhões fantasmas. Mia reage com amizade que se fortalece no silêncio. </text:p>
      <text:p text:style-name="Corpo">A câmera imaginária acompanha névoa azul-esverdeada cobrindo o horizonte; o som mistura estalos de madeira molhada. Íris reage com humor que desafia a tempestade. </text:p>
      <text:p text:style-name="Dialogo">— Cada aventura começa com uma pergunta. (Will)</text:p>
      <text:p text:style-name="Corpo">Vemos em travelling ondas que respiram como criaturas vivas; o ambiente respira canto grave de baleias de outra realidade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névoa azul-esverdeada cobrindo o horizonte; o ar carrega estalos de madeira molhada. Max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murmúrio distante de canhões fantasmas. Leo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mbiente respira murmúrio distante de canhões fantasmas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estalos de madeira molhada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vento salgado que traz sussurros antigos; o som mistura murmúrio distante de canhões fantasm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ar carrega tilintar de cordas tensionadas. Jimmy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mbiente respira murmúrio distante de canhões fantasmas. Will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mbiente respira eco metálico vindo do nada. Max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reflexos de múltiplos sóis fragmentando o mar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luz trêmula que dança em escamas invisíveis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ar carreg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2: Reconhecimento e Reflexão</text:h>
      <text:p text:style-name="Corpo">Um plano-sequência revela luz trêmula que dança em escamas invisíveis; o ar carrega canto grave de baleias de outra realidade. Will reage com amizade que se fortalece no silêncio. </text:p>
      <text:p text:style-name="Corpo">A câmera imaginária acompanha luz trêmula que dança em escamas invisíveis; o ambiente respira canto grave de baleias de outra realidade. Jimmy reage com humor que desafia a tempestade. </text:p>
      <text:p text:style-name="Corpo">Vemos em travelling névoa azul-esverdeada cobrindo o horizonte; o ar carrega eco metálico vindo do nada. Sophie reage com amizade que se fortalece no silêncio. </text:p>
      <text:p text:style-name="Corpo">Um plano-sequência revela ondas que respiram como criaturas vivas; o ar carrega eco metálico vindo do nada. Leo reage com humor que desafia a tempestade. </text:p>
      <text:p text:style-name="Corpo">Vemos em travelling vento salgado que traz sussurros antigos; o ambiente respira murmúrio distante de canhões fantasmas. Jimmy reage com vulnerabilidade que revela força. </text:p>
      <text:p text:style-name="Corpo">Vemos em travelling névoa azul-esverdeada cobrindo o horizonte; o ambiente respira murmúrio distante de canhões fantasmas. Mia reage com medo transformado em curiosidade. </text:p>
      <text:p text:style-name="Corpo">Um plano-sequência revela ondas que respiram como criaturas vivas; o ar carrega canto grave de baleias de outra realidade. Jimmy reage com coragem hesitante. </text:p>
      <text:p text:style-name="Corpo">Vemos em travelling ondas que respiram como criaturas vivas; o ar carrega canto grave de baleias de outra realidade. Mia reage com humor que desafia a tempestade. </text:p>
      <text:p text:style-name="Corpo">Vemos em travelling reflexos de múltiplos sóis fragmentando o mar; o ambiente respira eco metálico vindo do nada. Íris reage com medo transformado em curiosidade. </text:p>
      <text:p text:style-name="Corpo">A câmera imaginária acompanha luz trêmula que dança em escamas invisíveis; o som mistura eco metálico vindo do nada. Sophie reage com vulnerabilidade que revela força. </text:p>
      <text:p text:style-name="Corpo">A câmera imaginária acompanha luz trêmula que dança em escamas invisíveis; o som mistura eco metálico vindo do nada. Max reage com coragem hesitante. </text:p>
      <text:p text:style-name="Dialogo">— Cada aventura começa com uma pergunta. (Will)</text:p>
      <text:p text:style-name="Corpo">Um plano-sequência revela luz trêmula que dança em escamas invisíveis; o ar carrega canto grave de baleias de outra realidade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som mistura canto grave de baleias de outra realidade. Will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murmúrio distante de canhões fantasmas. Max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ambiente respira estalos de madeira molh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eco metálico vindo do nada. Sophie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ar carrega tilintar de cordas tensionad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mbiente respira estalos de madeira molhada. Sophie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reflexos de múltiplos sóis fragmentando o mar; o som mistura canto grave de baleias de outra realidade. Max reage com vulnerabilidade que revela força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ar carrega murmúrio distante de canhões fantasmas. Mia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reflexos de múltiplos sóis fragmentando o mar; o ambiente respi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ondas que respiram como criaturas vivas; o som mistu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ondas que respiram como criaturas viva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névoa azul-esverdeada cobrindo o horizonte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  <text:h text:outline-level="2" text:style-name="Heading_20_2">Tópico 3: Eco Dimensional</text:h>
      <text:p text:style-name="Corpo">Um plano-sequência revela reflexos de múltiplos sóis fragmentando o mar; o ar carrega eco metálico vindo do nada. Sophie reage com coragem hesitante. </text:p>
      <text:p text:style-name="Corpo">A câmera imaginária acompanha névoa azul-esverdeada cobrindo o horizonte; o ar carrega estalos de madeira molhada. Max reage com coragem hesitante. </text:p>
      <text:p text:style-name="Corpo">A câmera imaginária acompanha luz trêmula que dança em escamas invisíveis; o ambiente respira tilintar de cordas tensionadas. Jimmy reage com coragem hesitante. </text:p>
      <text:p text:style-name="Corpo">Vemos em travelling luz trêmula que dança em escamas invisíveis; o ar carrega murmúrio distante de canhões fantasmas. Max reage com amizade que se fortalece no silêncio. </text:p>
      <text:p text:style-name="Corpo">Um plano-sequência revela névoa azul-esverdeada cobrindo o horizonte; o ambiente respira tilintar de cordas tensionadas. Jimmy reage com coragem hesitante. </text:p>
      <text:p text:style-name="Corpo">Um plano-sequência revela reflexos de múltiplos sóis fragmentando o mar; o ar carrega eco metálico vindo do nada. Jimmy reage com amizade que se fortalece no silêncio. </text:p>
      <text:p text:style-name="Corpo">A câmera imaginária acompanha vento salgado que traz sussurros antigos; o ar carrega eco metálico vindo do nada. Sophie reage com coragem hesitante. </text:p>
      <text:p text:style-name="Corpo">A câmera imaginária acompanha névoa azul-esverdeada cobrindo o horizonte; o ambiente respira murmúrio distante de canhões fantasmas. Leo reage com vulnerabilidade que revela força. </text:p>
      <text:p text:style-name="Corpo">Vemos em travelling vento salgado que traz sussurros antigos; o som mistura canto grave de baleias de outra realidade. Mia reage com humor que desafia a tempestade. </text:p>
      <text:p text:style-name="Corpo">A câmera imaginária acompanha névoa azul-esverdeada cobrindo o horizonte; o ar carrega tilintar de cordas tensionadas. Leo reage com amizade que se fortalece no silêncio. </text:p>
      <text:p text:style-name="Corpo">Vemos em travelling reflexos de múltiplos sóis fragmentando o mar; o som mistura estalos de madeira molhada. Jimmy reage com coragem hesitante. </text:p>
      <text:p text:style-name="Dialogo">— Cada aventura começa com uma pergunta. (Will)</text:p>
      <text:p text:style-name="Corpo">A câmera imaginária acompanha névoa azul-esverdeada cobrindo o horizonte; o ar carrega tilintar de cordas tensionadas. Jimmy reage com amizade que se fortalece no silêncio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névoa azul-esverdeada cobrindo o horizonte; o ar carrega estalos de madeira molhada. Will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luz trêmula que dança em escamas invisíveis; o ambiente respira canto grave de baleias de outra realidade. Jimmy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ondas que respiram como criaturas vivas; o som mistura canto grave de baleias de outra realidade. Will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Um plano-sequência revela reflexos de múltiplos sóis fragmentando o mar; o ambiente respira estalos de madeira molhada. Íris reage com coragem hesitant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A câmera imaginária acompanha névoa azul-esverdeada cobrindo o horizonte; o som mistura murmúrio distante de canhões fantasmas. Íris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vento salgado que traz sussurros antigos; o ambiente respira estalos de madeira molhada. Leo reage com medo transformado em curiosid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ondas que respiram como criaturas vivas; o som mistura tilintar de cordas tensionadas. Íris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Isso não é aleatório; há padrão escondido. (Sophie)</text:p>
      <text:p text:style-name="Dialogo">— Tenho um gadget que pode nos dar tempo. (Mia)</text:p>
      <text:p text:style-name="Dialogo">— Meu corpo está pronto para se adaptar. (Leo)</text:p>
      <text:p text:style-name="Dialogo">— Se um tubarão vier, eu converso com ele. (Max)</text:p>
      <text:p text:style-name="Dialogo">— Emoção detectada: esperança e foco. (Íris)</text:p>
      <text:p text:style-name="Dialogo">— Latido baixo: atenção total! (Jimmy)</text:p>
      <text:p text:style-name="Corpo">Vemos em travelling luz trêmula que dança em escamas invisíveis; o ar carrega tilintar de cordas tensionadas. Sophie reage com humor que desafia a tempestade.  Will canaliza um campo azul translúcido; Mia decifra um protocolo impossível; Leo ajusta o corpo e endurece a pele; Sophie calcula rotas com olhos prateados; Max acalma criaturas marinhas; Jimmy alerta com precisão; Íris projeta luzes guiando o grupo.</text:p>
      <text:p text:style-name="Dialogo">— Se o mar tiver senha, eu digito 'peixe123' e espero o melhor. (Max)</text:p>
      <text:p text:style-name="Corpo">Um plano-sequência revela ondas que respiram como criaturas vivas; o som mistura murmúrio distante de canhões fantasm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névoa azul-esverdeada cobrindo o horizonte; o som mistu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vento salgado que traz sussurros antigos; o ambiente respi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luz trêmula que dança em escamas invisíveis; o som mistur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Vemos em travelling reflexos de múltiplos sóis fragmentando o mar; o ar carreg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ondas que respiram como criaturas vivas; o ambiente respira tilintar de cordas tensionadas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luz trêmula que dança em escamas invisíveis; o ambiente respira estalos de madeira molh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reflexos de múltiplos sóis fragmentando o mar; o ar carreg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A câmera imaginária acompanha vento salgado que traz sussurros antigos; o ar carrega eco metálico vindo do nada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Corpo">Um plano-sequência revela vento salgado que traz sussurros antigos; o som mistura canto grave de baleias de outra realidade. A equipe troca olhares e avança.  Sophie revela uma pista oculta; Will decide com calma; Mia prepara um instrumento novo; Leo enfrenta o desconhecido; Max encontra beleza no caos; Jimmy encontra trilhas invisíveis; Íris sente algo novo — um vislumbre de emoção autêntica.</text:p>
      <text:p text:style-name="Dialogo">— Gancho: algo se move na névoa — o próximo passo chama. (Íris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office:version="1.2">
  <office:styles>
    <style:style style:name="CapaTitulo" style:family="paragraph" style:display-name="CapaTitulo">
      <style:text-properties fo:font-weight="bold" fo:font-size="26pt"/>
      <style:paragraph-properties fo:text-align="center" fo:margin-top="0.6cm" fo:margin-bottom="0.25cm"/>
    </style:style>
    <style:style style:name="CapaSubtitulo" style:family="paragraph" style:display-name="CapaSubtitulo">
      <style:text-properties fo:font-size="15pt"/>
      <style:paragraph-properties fo:text-align="center" fo:margin-top="0.2cm" fo:margin-bottom="0.45cm"/>
    </style:style>
    <style:style style:name="Corpo" style:family="paragraph" style:display-name="Corpo">
      <style:text-properties fo:font-size="13.5pt"/>
      <style:paragraph-properties fo:margin-top="0.16cm" fo:margin-bottom="0.16cm"/>
    </style:style>
    <style:style style:name="Heading_20_1" style:display-name="Heading 1" style:family="paragraph">
      <style:text-properties fo:font-weight="bold" fo:font-size="17pt"/>
      <style:paragraph-properties fo:margin-top="0.55cm" fo:margin-bottom="0.25cm"/>
    </style:style>
    <style:style style:name="Heading_20_2" style:display-name="Heading 2" style:family="paragraph">
      <style:text-properties fo:font-weight="bold" fo:font-size="14pt"/>
      <style:paragraph-properties fo:margin-top="0.40cm" fo:margin-bottom="0.18cm"/>
    </style:style>
    <style:style style:name="Dialogo" style:family="paragraph" style:display-name="Dialogo">
      <style:text-properties fo:font-size="13.5pt"/>
      <style:paragraph-properties fo:margin-top="0.10cm" fo:margin-bottom="0.10cm" fo:text-indent="0.3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dc:title>Turma da Aventura: Nova Geração — Livro 4 (como Livro 1): Mistério do Triângulo das Bermudas</dc:title>
    <meta:initial-creator>Turma da Aventura</meta:initial-creator>
    <dc:creator>Turma da Aventura</dc:creator>
    <dc:subject>Aventura cinematográfica infantojuvenil: mistério histórico, múltiplas realidades, amizade e coragem</dc:subject>
    <dc:language>pt-BR</dc:language>
    <meta:keyword>Aventura</meta:keyword>
    <meta:keyword>Infantil</meta:keyword>
    <meta:keyword>Tecnologia</meta:keyword>
    <meta:keyword>Triângulo das Bermudas</meta:keyword>
    <meta:keyword>Dimensões</meta:keyword>
    <meta:keyword>Equipe</meta:keyword>
    <meta:generator>ODFPY/1.4.1</meta:generator>
  </office:meta>
</office:document-meta>
</file>